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f86ea"/>
    </style:style>
    <style:style style:name="P2" style:family="paragraph" style:parent-style-name="Horizontal_20_Line">
      <style:text-properties officeooo:paragraph-rsid="001f86ea"/>
    </style:style>
    <style:style style:name="P3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cm" fo:margin-bottom="0.499cm" style:contextual-spacing="false" style:writing-mode="lr-tb"/>
    </style:style>
    <style:style style:name="P7" style:family="paragraph" style:parent-style-name="Preformatted_20_Text" style:list-style-name="L10"/>
    <style:style style:name="P8" style:family="paragraph" style:parent-style-name="Preformatted_20_Text" style:list-style-name="L1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>
      <style:text-properties officeooo:paragraph-rsid="001f86ea"/>
    </style:style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T1" style:family="text">
      <style:text-properties officeooo:rsid="001f240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86ea" style:font-weight-asian="bold" style:font-weight-complex="bold"/>
    </style:style>
    <style:style style:name="T4" style:family="text">
      <style:text-properties officeooo:rsid="001f86ea"/>
    </style:style>
    <style:style style:name="T5" style:family="text">
      <style:text-properties officeooo:rsid="001fd54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✅ If You Are Using Linux (e.g., Ubuntu/Debian-based):</text:span></text:h>
      <text:p text:style-name="Text_20_body">GTK is very well supported on Linux, and installation is straightforward.</text:p>
      <text:h text:style-name="Heading_20_3" text:outline-level="3">🔧 Step-by-Step (Ubuntu/Debian):</text:h>
      <text:list text:style-name="L10">
        <text:list-item>
          <text:p text:style-name="P15"><text:span text:style-name="Strong_20_Emphasis">Update your package list</text:span>:</text:p>
          <text:p text:style-name="P7"/>
          <text:p text:style-name="P8"><text:span text:style-name="Source_20_Text"><text:span text:style-name="T2">sudo apt update</text:span></text:span></text:p>
        </text:list-item>
        <text:list-item>
          <text:p text:style-name="P15"><text:span text:style-name="Strong_20_Emphasis">Install GTK 3 and development libraries</text:span>:</text:p>
          <text:p text:style-name="P7"/>
          <text:p text:style-name="P8"><text:span text:style-name="Source_20_Text"><text:span text:style-name="T2">sudo apt install libgtk-3-dev</text:span></text:span></text:p>
        </text:list-item>
        <text:list-item>
          <text:p text:style-name="P15"><text:span text:style-name="Strong_20_Emphasis">Verify installation</text:span>:<text:line-break/>Check if <text:span text:style-name="Source_20_Text">gtk-3</text:span> is available using <text:span text:style-name="Source_20_Text">pkg-config</text:span>:</text:p>
          <text:p text:style-name="P7"/>
          <text:p text:style-name="P8"><text:span text:style-name="Source_20_Text"><text:span text:style-name="T2">pkg-config --modversion gtk+-3.0</text:span></text:span></text:p>
          <text:p text:style-name="P15">You should see the version number, e.g., <text:span text:style-name="Source_20_Text">3.24.38</text:span>.</text:p>
        </text:list-item>
      </text:list>
      <text:p text:style-name="Text_20_body"><text:span text:style-name="Strong_20_Emphasis"/></text:p>
      <text:h text:style-name="Heading_20_3" text:outline-level="3"><text:span text:style-name="Strong_20_Emphasis"/></text:h>
      <text:h text:style-name="Heading_20_3" text:outline-level="3"><text:span text:style-name="Strong_20_Emphasis">S</text:span><text:span text:style-name="Strong_20_Emphasis"><text:span text:style-name="T1">tep </text:span></text:span><text:span text:style-name="Strong_20_Emphasis">4: Install VS Code and Extensions</text:span></text:h>
      <text:p text:style-name="Text_20_body"><text:span text:style-name="Strong_20_Emphasis">Text:</text:span></text:p>
      <text:list text:style-name="L5">
        <text:list-item>
          <text:p text:style-name="P9">Download &amp; install from <text:a xlink:type="simple" xlink:href="https://code.visualstudio.com/" office:target-frame-name="_new" xlink:show="replace" text:style-name="Internet_20_link" text:visited-style-name="Visited_20_Internet_20_Link">https://code.visualstudio.com</text:a></text:p>
        </text:list-item>
        <text:list-item>
          <text:p text:style-name="P9">Install these extensions:</text:p>
          <text:list>
            <text:list-item>
              <text:p text:style-name="P9">C/C++ (by Microsoft)</text:p>
            </text:list-item>
            <text:list-item>
              <text:p text:style-name="P9">Code Runner <text:span text:style-name="Emphasis">(optional)</text:span></text:p>
            </text:list-item>
            <text:list-item>
              <text:p text:style-name="P9">CMake Tools <text:span text:style-name="Emphasis">(optional)</text:span></text:p>
            </text:list-item>
          </text:list>
        </text:list-item>
      </text:list>
      <text:p text:style-name="Text_20_body"><text:span text:style-name="Strong_20_Emphasis"/></text:p>
      <text:p text:style-name="Horizontal_20_Line"/>
      <text:h text:style-name="Heading_20_3" text:outline-level="3">🎞️ <text:span text:style-name="Strong_20_Emphasis">S</text:span><text:span text:style-name="Strong_20_Emphasis"><text:span text:style-name="T4">tep </text:span></text:span><text:span text:style-name="Strong_20_Emphasis"><text:span text:style-name="T5">5</text:span></text:span><text:span text:style-name="Strong_20_Emphasis">: Create New GTK C File in VS Code</text:span></text:h>
      <text:p text:style-name="Text_20_body"><text:span text:style-name="Strong_20_Emphasis">Text:</text:span></text:p>
      <text:list text:style-name="L7">
        <text:list-item>
          <text:p text:style-name="P11">Create a folder, e.g. <text:span text:style-name="Source_20_Text">gtk-demo</text:span></text:p>
        </text:list-item>
        <text:list-item>
          <text:p text:style-name="P11">Inside it, create a file <text:span text:style-name="Source_20_Text">main.c</text:span></text:p>
        </text:list-item>
        <text:list-item>
          <text:p text:style-name="P11">Write your GTK code (same as earlier slide)</text:p>
        </text:list-item>
        <text:list-item>
          <text:p text:style-name="P11">Save the file</text:p>
        </text:list-item>
      </text:list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P2"/>
      <text:h text:style-name="P1" text:outline-level="3"><text:span text:style-name="Strong_20_Emphasis">S</text:span><text:span text:style-name="Strong_20_Emphasis"><text:span text:style-name="T4">tep </text:span></text:span><text:span text:style-name="Strong_20_Emphasis"><text:span text:style-name="T5">6</text:span></text:span><text:span text:style-name="Strong_20_Emphasis">: Enable IntelliSense in VS Code with GTK</text:span></text:h>
      <text:p text:style-name="Text_20_body"><text:span text:style-name="Strong_20_Emphasis">Title:</text:span> Why Configure IntelliSense in VS Code?</text:p>
      <text:p text:style-name="Text_20_body"><text:span text:style-name="Strong_20_Emphasis">Content:</text:span></text:p>
      <text:list text:style-name="L8">
        <text:list-item>
          <text:p text:style-name="P13">VS Code needs to know where GTK header files are.</text:p>
        </text:list-item>
        <text:list-item>
          <text:p text:style-name="P13">Otherwise, you’ll see red squiggly errors even if the code is fine.</text:p>
        </text:list-item>
        <text:list-item>
          <text:p text:style-name="P13">This is done by configuring <text:span text:style-name="Source_20_Text">c_cpp_properties.json</text:span>.</text:p>
        </text:list-item>
      </text:list>
      <text:p text:style-name="Horizontal_20_Line"/>
      <text:h text:style-name="Heading_20_3" text:outline-level="3">🎞️ <text:span text:style-name="Strong_20_Emphasis">S</text:span><text:span text:style-name="Strong_20_Emphasis"><text:span text:style-name="T4">tep </text:span></text:span><text:span text:style-name="Strong_20_Emphasis"><text:span text:style-name="T5">7</text:span></text:span><text:span text:style-name="Strong_20_Emphasis">: Where to Create This File?</text:span></text:h>
      <text:p text:style-name="Text_20_body"><text:span text:style-name="Strong_20_Emphasis">Title:</text:span> Steps to Add <text:span text:style-name="Source_20_Text">c_cpp_properties.json</text:span></text:p>
      <text:p text:style-name="Text_20_body"><text:span text:style-name="Strong_20_Emphasis">Content:</text:span></text:p>
      <text:list text:style-name="L9">
        <text:list-item>
          <text:p text:style-name="P14">In VS Code, open your project folder.</text:p>
        </text:list-item>
        <text:list-item>
          <text:p text:style-name="P14">Go to <text:span text:style-name="Source_20_Text">.vscode</text:span> folder (create if not present).</text:p>
        </text:list-item>
        <text:list-item>
          <text:p text:style-name="P14">Inside it, create a file named <text:span text:style-name="Source_20_Text">c_cpp_properties.json</text:span>.</text:p>
        </text:list-item>
      </text:list>
      <text:p text:style-name="Text_20_body"><text:span text:style-name="Strong_20_Emphasis"/></text:p>
      <text:p text:style-name="Horizontal_20_Line"/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🎞️ <text:span text:style-name="Strong_20_Emphasis">S</text:span><text:span text:style-name="Strong_20_Emphasis"><text:span text:style-name="T4">tep </text:span></text:span><text:span text:style-name="Strong_20_Emphasis"><text:span text:style-name="T5">8</text:span></text:span><text:span text:style-name="Strong_20_Emphasis">: Windows Configuration for MSYS2 + GTK</text:span></text:h>
      <text:p text:style-name="Text_20_body"><text:span text:style-name="Strong_20_Emphasis">Title:</text:span> Sample Configuration for MSYS2 (UCRT64)</text:p>
      <text:p text:style-name="Text_20_body"><text:span text:style-name="Strong_20_Emphasis">Content (code snippet):</text:span></text:p>
      <text:p text:style-name="Preformatted_20_Text"/>
      <text:p text:style-name="P3"><text:span text:style-name="Source_20_Text">{</text:span></text:p>
      <text:p text:style-name="P5"><text:span text:style-name="Source_20_Text"><text:s text:c="2"/>"configurations": [</text:span></text:p>
      <text:p text:style-name="P5"><text:span text:style-name="Source_20_Text"><text:s text:c="4"/>{</text:span></text:p>
      <text:p text:style-name="P5"><text:span text:style-name="Source_20_Text"><text:s text:c="6"/>"name": "Windows",</text:span></text:p>
      <text:p text:style-name="P5"><text:span text:style-name="Source_20_Text"><text:s text:c="6"/>"includePath": [</text:span></text:p>
      <text:p text:style-name="P5"><text:span text:style-name="Source_20_Text"><text:s text:c="8"/>"${workspaceFolder}/**",</text:span></text:p>
      <text:p text:style-name="P5"><text:span text:style-name="Source_20_Text"><text:s text:c="8"/>"C:/msys64/ucrt64/include/gtk-3.0",</text:span></text:p>
      <text:p text:style-name="P5"><text:span text:style-name="Source_20_Text"><text:s text:c="8"/>"C:/msys64/ucrt64/include/glib-2.0",</text:span></text:p>
      <text:p text:style-name="P5"><text:span text:style-name="Source_20_Text"><text:s text:c="8"/>"C:/msys64/ucrt64/lib/glib-2.0/include",</text:span></text:p>
      <text:p text:style-name="P5"><text:span text:style-name="Source_20_Text"><text:s text:c="8"/>"C:/msys64/ucrt64/include/pango-1.0",</text:span></text:p>
      <text:p text:style-name="P5"><text:span text:style-name="Source_20_Text"><text:s text:c="8"/>"C:/msys64/ucrt64/include/cairo",</text:span></text:p>
      <text:p text:style-name="P5"><text:span text:style-name="Source_20_Text"><text:s text:c="8"/>"C:/msys64/ucrt64/include/gdk-pixbuf-2.0",</text:span></text:p>
      <text:p text:style-name="P5"><text:span text:style-name="Source_20_Text"><text:s text:c="8"/>"C:/msys64/ucrt64/include/atk-1.0",</text:span></text:p>
      <text:p text:style-name="P5"><text:span text:style-name="Source_20_Text"><text:s text:c="8"/>"C:/msys64/ucrt64/include/harfbuzz",</text:span></text:p>
      <text:p text:style-name="P5"><text:span text:style-name="Source_20_Text"><text:s text:c="8"/>"C:/msys64/ucrt64/include/freetype2",</text:span></text:p>
      <text:p text:style-name="P5"><text:span text:style-name="Source_20_Text"><text:s text:c="8"/>"C:/msys64/ucrt64/include/libpng16"</text:span></text:p>
      <text:p text:style-name="P5"><text:span text:style-name="Source_20_Text"><text:s text:c="6"/>],</text:span></text:p>
      <text:p text:style-name="P5"><text:span text:style-name="Source_20_Text"><text:s text:c="6"/>"compilerPath": "C:/msys64/ucrt64/bin/gcc.exe",</text:span></text:p>
      <text:p text:style-name="P5"><text:span text:style-name="Source_20_Text"><text:s text:c="6"/>"cStandard": "c11",</text:span></text:p>
      <text:p text:style-name="P5"><text:span text:style-name="Source_20_Text"><text:s text:c="6"/>"cppStandard": "c++17",</text:span></text:p>
      <text:p text:style-name="P5"><text:span text:style-name="Source_20_Text"><text:s text:c="6"/>"intelliSenseMode": "windows-gcc-x64"</text:span></text:p>
      <text:p text:style-name="P5"><text:span text:style-name="Source_20_Text"><text:s text:c="4"/>}</text:span></text:p>
      <text:p text:style-name="P5"><text:span text:style-name="Source_20_Text"><text:s text:c="2"/>],</text:span></text:p>
      <text:p text:style-name="P5"><text:span text:style-name="Source_20_Text"><text:s text:c="2"/>"version": 4</text:span></text:p>
      <text:p text:style-name="P6"><text:span text:style-name="Source_20_Text">}</text:span></text:p>
      <text:p text:style-name="P2"/>
      <text:h text:style-name="P1" text:outline-level="3"><text:span text:style-name="Strong_20_Emphasis"/></text:h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p text:style-name="P12"><text:span text:style-name="Strong_20_Emphasis"/></text:p>
      <text:h text:style-name="P1" text:outline-level="3"><text:soft-page-break/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/></text:h>
      <text:h text:style-name="P1" text:outline-level="3"><text:span text:style-name="Strong_20_Emphasis">S</text:span><text:span text:style-name="Strong_20_Emphasis"><text:span text:style-name="T4">tep </text:span></text:span><text:span text:style-name="Strong_20_Emphasis"><text:span text:style-name="T5">9</text:span></text:span><text:span text:style-name="Strong_20_Emphasis">: Write a Sample GTK C Program</text:span></text:h>
      <text:p text:style-name="Text_20_body"><text:span text:style-name="Strong_20_Emphasis">Text (show code file name):</text:span> <text:span text:style-name="T4">main</text:span><text:span text:style-name="Source_20_Text">.c</text:span></text:p>
      <text:p text:style-name="Preformatted_20_Text"/>
      <text:p text:style-name="P3"><text:span text:style-name="Source_20_Text">#include &lt;gtk/gtk.h&gt;</text:span></text:p>
      <text:p text:style-name="P5"/>
      <text:p text:style-name="P5"><text:span text:style-name="Source_20_Text">static void on_activate(GtkApplication *app, gpointer user_data) {</text:span></text:p>
      <text:p text:style-name="P5"><text:span text:style-name="Source_20_Text"><text:s text:c="4"/>GtkWidget *win = gtk_application_window_new(app);</text:span></text:p>
      <text:p text:style-name="P5"><text:span text:style-name="Source_20_Text"><text:s text:c="4"/>gtk_window_set_title(GTK_WINDOW(win), "GTK App");</text:span></text:p>
      <text:p text:style-name="P5"><text:span text:style-name="Source_20_Text"><text:s text:c="4"/>gtk_window_set_default_size(GTK_WINDOW(win), 300, 100);</text:span></text:p>
      <text:p text:style-name="P5"><text:span text:style-name="Source_20_Text"><text:s text:c="4"/>gtk_widget_show_all(win);</text:span></text:p>
      <text:p text:style-name="P5"><text:span text:style-name="Source_20_Text">}</text:span></text:p>
      <text:p text:style-name="P5"/>
      <text:p text:style-name="P5"><text:span text:style-name="Source_20_Text">int main(int argc, char **argv) {</text:span></text:p>
      <text:p text:style-name="P5"><text:span text:style-name="Source_20_Text"><text:s text:c="4"/>GtkApplication *app;</text:span></text:p>
      <text:p text:style-name="P5"><text:span text:style-name="Source_20_Text"><text:s text:c="4"/>int status;</text:span></text:p>
      <text:p text:style-name="P5"/>
      <text:p text:style-name="P5"><text:span text:style-name="Source_20_Text"><text:s text:c="4"/>app = gtk_application_new("com.example.gtkapp", G_APPLICATION_FLAGS_NONE);</text:span></text:p>
      <text:p text:style-name="P5"><text:span text:style-name="Source_20_Text"><text:s text:c="4"/>g_signal_connect(app, "activate", G_CALLBACK(on_activate), NULL);</text:span></text:p>
      <text:p text:style-name="P5"><text:span text:style-name="Source_20_Text"><text:s text:c="4"/>status = g_application_run(G_APPLICATION(app), argc, argv);</text:span></text:p>
      <text:p text:style-name="P5"><text:span text:style-name="Source_20_Text"><text:s text:c="4"/>g_object_unref(app);</text:span></text:p>
      <text:p text:style-name="P5"/>
      <text:p text:style-name="P5"><text:span text:style-name="Source_20_Text"><text:s text:c="4"/>return status;</text:span></text:p>
      <text:p text:style-name="P6"><text:span text:style-name="Source_20_Text">}</text:span></text:p>
      <text:p text:style-name="Horizontal_20_Line"/>
      <text:h text:style-name="Heading_20_3" text:outline-level="3">🎞️ <text:span text:style-name="Strong_20_Emphasis">S</text:span><text:span text:style-name="Strong_20_Emphasis"><text:span text:style-name="T4">tep 1</text:span></text:span><text:span text:style-name="Strong_20_Emphasis"><text:span text:style-name="T5">0</text:span></text:span><text:span text:style-name="Strong_20_Emphasis">: Compile the GTK Program</text:span></text:h>
      <text:p text:style-name="Text_20_body"><text:span text:style-name="Strong_20_Emphasis">Text:</text:span></text:p>
      <text:p text:style-name="Preformatted_20_Text"/>
      <text:p text:style-name="P4"><text:span text:style-name="Source_20_Text"><text:span text:style-name="T2">gcc `pkg-config --cflags gtk+-3.0` </text:span></text:span><text:span text:style-name="Source_20_Text"><text:span text:style-name="T3">main</text:span></text:span><text:span text:style-name="Source_20_Text"><text:span text:style-name="T2">.c -o </text:span></text:span><text:span text:style-name="Source_20_Text"><text:span text:style-name="T3">app</text:span></text:span><text:span text:style-name="Source_20_Text"><text:span text:style-name="T2"> `pkg-config --libs gtk+-3.0`</text:span></text:span></text:p>
      <text:p text:style-name="Text_20_body"/>
      <text:p text:style-name="Text_20_body">If successful, it creates <text:span text:style-name="Source_20_Text">hello.exe</text:span>.</text:p>
      <text:p text:style-name="Horizontal_20_Line"/>
      <text:h text:style-name="Heading_20_3" text:outline-level="3">🎞️ <text:span text:style-name="Strong_20_Emphasis">Slide 1</text:span><text:span text:style-name="Strong_20_Emphasis"><text:span text:style-name="T5">1</text:span></text:span><text:span text:style-name="Strong_20_Emphasis">: Run and See the Output</text:span></text:h>
      <text:p text:style-name="P12"><text:span text:style-name="Strong_20_Emphasis">Text:</text:span></text:p>
      <text:p text:style-name="P12"><text:span text:style-name="Strong_20_Emphasis"/></text:p>
      <text:p text:style-name="P4"><text:span text:style-name="Source_20_Text"><text:span text:style-name="T4">command: </text:span></text:span><text:span text:style-name="Source_20_Text"><text:span text:style-name="T2">./</text:span></text:span><text:span text:style-name="Source_20_Text"><text:span text:style-name="T3">app</text:span></text:span>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5:03:06.141224028</meta:creation-date>
    <dc:date>2025-07-19T15:37:33.014040630</dc:date>
    <meta:editing-duration>PT12M24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88" meta:word-count="367" meta:character-count="3004" meta:non-whitespace-character-count="2558"/>
  </office:meta>
</office:document-meta>
</file>